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22_20-57-4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23_01-09-28_000.jpg</text:p>
          </table:table-cell>
          <table:table-cell table:style-name="ce9" office:value-type="string">
            <text:p>:m #*# RES / JVEMV6 64#140-4,64#140-5 / 『鎌倉下知状』 / w=一御代～訴訟也 / 著者=~,校注=~ / 『織田信長朱印状』 / w=知行～弐拾貫余 / p.~ / topic=~,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#*# RES / JVEMV6 64#140-4,64#140-5 / 『鎌倉下知状』 / w=一御代～訴訟也 / 著者=~,校注=~ / 『織田信長朱印状』 / w=知行～弐拾貫余 / p.~ / topic=~,other=~">
            <text:p>:m #*# RES / JVEMV6 64#140-4,64#140-5 / 『鎌倉下知状』 / w=一御代～訴訟也 / 著者=~,校注=~ / 『織田信長朱印状』 / w=知行～弐拾貫余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23_02-08-55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23_07-58-14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23_08-22-20_000.jpg</text:p>
          </table:table-cell>
          <table:table-cell table:style-name="ce9" office:value-type="string">
            <text:p>:m 記録 / お酒：飲んだ量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23_09-08-12_000.jpg</text:p>
          </table:table-cell>
          <table:table-cell table:style-name="ce9" office:value-type="string">
            <text:p>:m #*# RES / JVEMV6 64#140-5 / 『織田信長朱印状』 / w=三条～野畠年中 / p.~ / 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#*# RES / JVEMV6 64#140-5 / 『織田信長朱印状』 / w=三条～野畠年中 / p.~ / topic=~,other=~">
            <text:p>:m #*# RES / JVEMV6 64#140-5 / 『織田信長朱印状』 / w=三条～野畠年中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23_10-13-04_000.jpg</text:p>
          </table:table-cell>
          <table:table-cell table:style-name="ce9" office:value-type="string">
            <text:p><text:s/>:PHOTO 記録 / 文書　/ occasion=台所 / for=準備：手順：飲み物 / doc=~,other=記号を使う：register-actions-complete,add=~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 :PHOTO 記録 / 文書　/ occasion=台所 / for=準備：手順：飲み物 / doc=~,other=記号を使う：register-actions-complete,add=~">
            <text:p><text:s/>:PHOTO 記録 / 文書　/ occasion=台所 / for=準備：手順：飲み物 / doc=~,other=記号を使う：register-actions-complete,ad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23_11-27-47_000.jpg</text:p>
          </table:table-cell>
          <table:table-cell table:style-name="ce9" office:value-type="string">
            <text:p>:m RES 1*2 / free# JVEMV6 68#_136:1 / 68. theoretical-physics(tp) / w=~,topics=複素微分(eman),other=calc+,s=~,i=~,doc=r-9-1~2#2.3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1*2 / free# JVEMV6 68#_136:1 / 68. theoretical-physics(tp) / w=~,topics=複素微分(eman),other=calc+,s=~,i=~,doc=r-9-1~2#2.3">
            <text:p>:m RES 1*2 / free# JVEMV6 68#_136:1 / 68. theoretical-physics(tp) / w=~,topics=複素微分(eman),other=calc+,s=~,i=~,doc=r-9-1~2#2.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23_11-28-05_000.jpg</text:p>
          </table:table-cell>
          <table:table-cell table:style-name="ce9" office:value-type="string">
            <text:p>:m RES 2*2 / free# JVEMV6 68#_136:1 / 68. theoretical-physics(tp) / w=~,topics=複素微分(eman),other=calc+,s=~,i=~,doc=r-9-1~2#2.3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2*2 / free# JVEMV6 68#_136:1 / 68. theoretical-physics(tp) / w=~,topics=複素微分(eman),other=calc+,s=~,i=~,doc=r-9-1~2#2.3">
            <text:p>:m RES 2*2 / free# JVEMV6 68#_136:1 / 68. theoretical-physics(tp) / w=~,topics=複素微分(eman),other=calc+,s=~,i=~,doc=r-9-1~2#2.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1-12-23_12-11-39_000.jpg</text:p>
          </table:table-cell>
          <table:table-cell table:style-name="ce19" office:value-type="string">
            <text:p>:m #*# RES / JVEMV6 64#143_minshuu / 『日本思想大系５８　民衆運動の思想　三浦命助　露顕状』 著者=~,校注=~ / p.?? / w=遠野市；八戸市,topic=~,other=地図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#*# RES / JVEMV6 64#143_minshuu / 『日本思想大系５８　民衆運動の思想　三浦命助　露顕状』 著者=~,校注=~ / p.?? / w=遠野市；八戸市,topic=~,other=地図">
            <text:p>:m #*# RES / JVEMV6 64#143_minshuu / 『日本思想大系５８　民衆運動の思想　三浦命助　露顕状』 著者=~,校注=~ / p.?? / w=遠野市；八戸市,topic=~,other=地図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1-12-23_12-41-38_000.jpg</text:p>
          </table:table-cell>
          <table:table-cell table:style-name="ce19" office:value-type="string">
            <text:p>:m 食べた物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1-12-23_15-19-00_000.jpg</text:p>
          </table:table-cell>
          <table:table-cell table:style-name="ce9" office:value-type="string">
            <text:p>:m RES 1*2 / free# JVEMV6 68#_136:2 / 68. theoretical-physics(tp) / w=~,topics=複素微分(eman),other=calc+,s=~,i=~,doc=r-9-1~2#6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RES 1*2 / free# JVEMV6 68#_136:2 / 68. theoretical-physics(tp) / w=~,topics=複素微分(eman),other=calc+,s=~,i=~,doc=r-9-1~2#6">
            <text:p>:m RES 1*2 / free# JVEMV6 68#_136:2 / 68. theoretical-physics(tp) / w=~,topics=複素微分(eman),other=calc+,s=~,i=~,doc=r-9-1~2#6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1-12-23_15-19-33_000.jpg</text:p>
          </table:table-cell>
          <table:table-cell table:style-name="ce9" office:value-type="string">
            <text:p>:m RES 2*2 / free# JVEMV6 68#_136:2 / 68. theoretical-physics(tp) / w=~,topics=複素微分(eman),other=mem+,s=~,i=~,doc=r-9-1~2#6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RES 2*2 / free# JVEMV6 68#_136:2 / 68. theoretical-physics(tp) / w=~,topics=複素微分(eman),other=mem+,s=~,i=~,doc=r-9-1~2#6">
            <text:p>:m RES 2*2 / free# JVEMV6 68#_136:2 / 68. theoretical-physics(tp) / w=~,topics=複素微分(eman),other=mem+,s=~,i=~,doc=r-9-1~2#6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1-12-23_16-19-51_000.jpg</text:p>
          </table:table-cell>
          <table:table-cell table:style-name="ce19" office:value-type="string">
            <text:p><text:s/>:m 東和 PHOTO / 211224f / 十日市場駅 / 十日市場マンション / ２名（職長、松村さん。別作業。対面せず。連絡もせず。） / 丹野設備工業所（藤田建設） / 資料：天気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 :m 東和 PHOTO / 211224f / 十日市場駅 / 十日市場マンション / ２名（職長、松村さん。別作業。対面せず。連絡もせず。） / 丹野設備工業所（藤田建設） / 資料：天気">
            <text:p><text:s/>:m 東和 PHOTO / 211224f / 十日市場駅 / 十日市場マンション / ２名（職長、松村さん。別作業。対面せず。連絡もせず。） / 丹野設備工業所（藤田建設） / 資料：天気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5" office:value-type="string">
            <text:p>2021-12-23_16-20-08_000.jpg</text:p>
          </table:table-cell>
          <table:table-cell table:style-name="ce19" office:value-type="string">
            <text:p><text:s/>:m 東和 PHOTO / 211224f / 十日市場駅 / 十日市場マンション / ２名（職長、松村さん。別作業。対面せず。連絡もせず。） / 丹野設備工業所（藤田建設） / 資料：交通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 :m 東和 PHOTO / 211224f / 十日市場駅 / 十日市場マンション / ２名（職長、松村さん。別作業。対面せず。連絡もせず。） / 丹野設備工業所（藤田建設） / 資料：交通">
            <text:p><text:s/>:m 東和 PHOTO / 211224f / 十日市場駅 / 十日市場マンション / ２名（職長、松村さん。別作業。対面せず。連絡もせず。） / 丹野設備工業所（藤田建設） / 資料：交通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5" office:value-type="string">
            <text:p>2021-12-23_16-40-08_000.jpg</text:p>
          </table:table-cell>
          <table:table-cell table:style-name="ce19" office:value-type="string">
            <text:p><text:s/>:m 東和 PHOTO / 211224f / 十日市場駅 / 十日市場マンション / ２名（職長、松村さん。別作業。対面せず。連絡もせず。） / 丹野設備工業所（藤田建設） / 指示書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 :m 東和 PHOTO / 211224f / 十日市場駅 / 十日市場マンション / ２名（職長、松村さん。別作業。対面せず。連絡もせず。） / 丹野設備工業所（藤田建設） / 指示書">
            <text:p><text:s/>:m 東和 PHOTO / 211224f / 十日市場駅 / 十日市場マンション / ２名（職長、松村さん。別作業。対面せず。連絡もせず。） / 丹野設備工業所（藤田建設） / 指示書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5" office:value-type="string">
            <text:p>2021-12-23_16-40-26_000.jpg</text:p>
          </table:table-cell>
          <table:table-cell table:style-name="ce19" office:value-type="string">
            <text:p><text:s/>:m 東和 PHOTO / 211224f / 十日市場駅 / 十日市場マンション / ２名（職長、松村さん。別作業。対面せず。連絡もせず。） / 丹野設備工業所（藤田建設） / 指示書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 :m 東和 PHOTO / 211224f / 十日市場駅 / 十日市場マンション / ２名（職長、松村さん。別作業。対面せず。連絡もせず。） / 丹野設備工業所（藤田建設） / 指示書">
            <text:p><text:s/>:m 東和 PHOTO / 211224f / 十日市場駅 / 十日市場マンション / ２名（職長、松村さん。別作業。対面せず。連絡もせず。） / 丹野設備工業所（藤田建設） / 指示書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5" office:value-type="string">
            <text:p>2021-12-23_16-40-33_000.jpg</text:p>
          </table:table-cell>
          <table:table-cell table:style-name="ce19" office:value-type="string">
            <text:p><text:s/>:m 東和 PHOTO / 211224f / 十日市場駅 / 十日市場マンション / ２名（職長、松村さん。別作業。対面せず。連絡もせず。） / 丹野設備工業所（藤田建設） / 指示書</text:p>
          </table:table-cell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 :m 東和 PHOTO / 211224f / 十日市場駅 / 十日市場マンション / ２名（職長、松村さん。別作業。対面せず。連絡もせず。） / 丹野設備工業所（藤田建設） / 指示書">
            <text:p><text:s/>:m 東和 PHOTO / 211224f / 十日市場駅 / 十日市場マンション / ２名（職長、松村さん。別作業。対面せず。連絡もせず。） / 丹野設備工業所（藤田建設） / 指示書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5" office:value-type="string">
            <text:p>2021-12-23_16-40-44_000.jpg</text:p>
          </table:table-cell>
          <table:table-cell table:style-name="ce19" office:value-type="string">
            <text:p><text:s/>:m 東和 PHOTO / 211224f / 十日市場駅 / 十日市場マンション / ２名（職長、松村さん。別作業。対面せず。連絡もせず。） / 丹野設備工業所（藤田建設） / 指示書：地図</text:p>
          </table:table-cell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 :m 東和 PHOTO / 211224f / 十日市場駅 / 十日市場マンション / ２名（職長、松村さん。別作業。対面せず。連絡もせず。） / 丹野設備工業所（藤田建設） / 指示書：地図">
            <text:p><text:s/>:m 東和 PHOTO / 211224f / 十日市場駅 / 十日市場マンション / ２名（職長、松村さん。別作業。対面せず。連絡もせず。） / 丹野設備工業所（藤田建設） / 指示書：地図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5" office:value-type="string">
            <text:p>2021-12-23_17-03-03_000.jpg</text:p>
          </table:table-cell>
          <table:table-cell table:style-name="ce19" office:value-type="string">
            <text:p><text:s/>:m 東和 PHOTO / 211224f / 十日市場駅 / 十日市場マンション / ２名（職長、松村さん。別作業。対面せず。連絡もせず。） / 丹野設備工業所（藤田建設） / 資料：地図</text:p>
          </table:table-cell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string" office:string-value=" :m 東和 PHOTO / 211224f / 十日市場駅 / 十日市場マンション / ２名（職長、松村さん。別作業。対面せず。連絡もせず。） / 丹野設備工業所（藤田建設） / 資料：地図">
            <text:p><text:s/>:m 東和 PHOTO / 211224f / 十日市場駅 / 十日市場マンション / ２名（職長、松村さん。別作業。対面せず。連絡もせず。） / 丹野設備工業所（藤田建設） / 資料：地図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5" office:value-type="string">
            <text:p>2021-12-23_17-07-13_000.jpg</text:p>
          </table:table-cell>
          <table:table-cell table:style-name="ce19" office:value-type="string">
            <text:p><text:s/>:m 東和 PHOTO / 211224f / 十日市場駅 / 十日市場マンション / ２名（職長、松村さん。別作業。対面せず。連絡もせず。） / 丹野設備工業所（藤田建設） / 資料：地図：路上</text:p>
          </table:table-cell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string" office:string-value=" :m 東和 PHOTO / 211224f / 十日市場駅 / 十日市場マンション / ２名（職長、松村さん。別作業。対面せず。連絡もせず。） / 丹野設備工業所（藤田建設） / 資料：地図：路上">
            <text:p><text:s/>:m 東和 PHOTO / 211224f / 十日市場駅 / 十日市場マンション / ２名（職長、松村さん。別作業。対面せず。連絡もせず。） / 丹野設備工業所（藤田建設） / 資料：地図：路上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string">
            <text:p>2021-12-23_17-37-00_000.jpg</text:p>
          </table:table-cell>
          <table:table-cell table:style-name="ce19" office:value-type="string">
            <text:p>:m RES #*# / free# JVEMV6 68#_136:3 / 68. theoretical-physics(tp) / w=~,topics=コーシーの積分(eman),other=calc+,s=~,i=~,doc=r-9-1~3</text:p>
          </table:table-cell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string" office:string-value=":m RES #*# / free# JVEMV6 68#_136:3 / 68. theoretical-physics(tp) / w=~,topics=コーシーの積分(eman),other=calc+,s=~,i=~,doc=r-9-1~3">
            <text:p>:m RES #*# / free# JVEMV6 68#_136:3 / 68. theoretical-physics(tp) / w=~,topics=コーシーの積分(eman),other=calc+,s=~,i=~,doc=r-9-1~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5" office:value-type="string">
            <text:p>2021-12-23_19-05-09_000.jpg</text:p>
          </table:table-cell>
          <table:table-cell table:style-name="ce19" office:value-type="string">
            <text:p>:m :th / topic=宗教：神 / content=キリストに見捨てられ、仏に見捨てられ、八百万に見捨てられた者。その者を慰め、支えてくれる。それが私の神。 / lang=ja</text:p>
          </table:table-cell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string" office:string-value=":m :th / topic=宗教：神 / content=キリストに見捨てられ、仏に見捨てられ、八百万に見捨てられた者。その者を慰め、支えてくれる。それが私の神。 / lang=ja">
            <text:p>:m :th / topic=宗教：神 / content=キリストに見捨てられ、仏に見捨てられ、八百万に見捨てられた者。その者を慰め、支えてくれる。それが私の神。 / lang=ja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 office:value-type="string">
            <text:p>2021-12-23_20-39-32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5"/>
          <table:table-cell table:style-name="ce5"/>
          <table:table-cell table:style-name="ce40" table:formula="of:=IF([.E25]=&quot;&quot;;[.C25];CONCATENATE([.C25];&quot; / &quot;;[.E25]))" office:value-type="string" office:string-value=":m 食べた物">
            <text:p>:m 食べた物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23_22-34-33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string" office:string-value=":m :PHOTO 寝た時刻 / 2021">
            <text:p>:m :PHOTO 寝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23_23-52-38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string" office:string-value=":m :PHOTO 起きた時刻（夜中） / 2021">
            <text:p>:m :PHOTO 起きた時刻（夜中）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string">
            <text:p>2021-12-24_02-07-48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string" office:string-value=":m :PHOTO 起きた時刻（夜中） / 2021">
            <text:p>:m :PHOTO 起きた時刻（夜中）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string">
            <text:p>2021-12-24_04-09-23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string" office:string-value=":m :PHOTO 起きた時刻 / 2021">
            <text:p>:m :PHOTO 起き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1-12-24_05-33-08_000.jpg</text:p>
          </table:table-cell>
          <table:table-cell table:style-name="ce19" office:value-type="string">
            <text:p><text:s/>:m 東和 PHOTO / 211224f / 十日市場駅 / 十日市場マンション / ２名（職長、松村さん。別作業。対面せず。連絡もせず。） / 丹野設備工業所（藤田建設） / 出発時間：部屋を出る時間 / N-35-35-28.683471 E-139-34-49.324951</text:p>
          </table:table-cell>
          <table:table-cell table:style-name="ce5"/>
          <table:table-cell table:style-name="ce5" table:formula="of:=[.F30]" office:value-type="string" office:string-value="N-35-35-28.683471 E-139-34-49.324951">
            <text:p>N-35-35-28.683471 E-139-34-49.324951</text:p>
          </table:table-cell>
          <table:table-cell table:style-name="ce5" office:value-type="string">
            <text:p>N-35-35-28.683471 E-139-34-49.324951</text:p>
          </table:table-cell>
          <table:table-cell table:style-name="ce40" table:formula="of:=IF([.E30]=&quot;&quot;;[.C30];CONCATENATE([.C30];&quot; / &quot;;[.E30]))" office:value-type="string" office:string-value=" :m 東和 PHOTO / 211224f / 十日市場駅 / 十日市場マンション / ２名（職長、松村さん。別作業。対面せず。連絡もせず。） / 丹野設備工業所（藤田建設） / 出発時間：部屋を出る時間 / N-35-35-28.683471 E-139-34-49.324951 / N-35-35-28.683471 E-139-34-49.324951">
            <text:p><text:s/>:m 東和 PHOTO / 211224f / 十日市場駅 / 十日市場マンション / ２名（職長、松村さん。別作業。対面せず。連絡もせず。） / 丹野設備工業所（藤田建設） / 出発時間：部屋を出る時間 / N-35-35-28.683471 E-139-34-49.324951 / N-35-35-28.683471 E-139-34-49.3249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2021-12-24_05-39-54_000.jpg</text:p>
          </table:table-cell>
          <table:table-cell table:style-name="ce19" office:value-type="string">
            <text:p><text:s/>:m 東和 PHOTO / 211224f / 十日市場駅 / 十日市場マンション / ２名（職長、松村さん。別作業。対面せず。連絡もせず。） / 丹野設備工業所（藤田建設） / 出発時間 / N-35-35-28.697204 E-139-34-50.039062</text:p>
          </table:table-cell>
          <table:table-cell table:style-name="ce5"/>
          <table:table-cell table:style-name="ce5" table:formula="of:=[.F31]" office:value-type="string" office:string-value="N-35-35-28.697204 E-139-34-50.039062">
            <text:p>N-35-35-28.697204 E-139-34-50.039062</text:p>
          </table:table-cell>
          <table:table-cell table:style-name="ce5" office:value-type="string">
            <text:p>N-35-35-28.697204 E-139-34-50.039062</text:p>
          </table:table-cell>
          <table:table-cell table:style-name="ce40" table:formula="of:=IF([.E31]=&quot;&quot;;[.C31];CONCATENATE([.C31];&quot; / &quot;;[.E31]))" office:value-type="string" office:string-value=" :m 東和 PHOTO / 211224f / 十日市場駅 / 十日市場マンション / ２名（職長、松村さん。別作業。対面せず。連絡もせず。） / 丹野設備工業所（藤田建設） / 出発時間 / N-35-35-28.697204 E-139-34-50.039062 / N-35-35-28.697204 E-139-34-50.039062">
            <text:p><text:s/>:m 東和 PHOTO / 211224f / 十日市場駅 / 十日市場マンション / ２名（職長、松村さん。別作業。対面せず。連絡もせず。） / 丹野設備工業所（藤田建設） / 出発時間 / N-35-35-28.697204 E-139-34-50.039062 / N-35-35-28.697204 E-139-34-50.039062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24_12-57-01_000.jpg</text:p>
          </table:table-cell>
          <table:table-cell table:style-name="ce12" office:value-type="string">
            <text:p><text:s/>:PHOTO 記録しておきたいもの / @東和現場：十日市場駅最寄り：スラブへ上がる途中、足場階段の途中 / subject=ポンプ車：１０トン / content=~,other=~ / N-35-31-21.367492 E-139-30-55.041503</text:p>
          </table:table-cell>
          <table:table-cell table:style-name="ce5"/>
          <table:table-cell table:style-name="ce5" table:formula="of:=[.F32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2]=&quot;&quot;;[.C32];CONCATENATE([.C32];&quot; / &quot;;[.E32]))" office:value-type="string" office:string-value=" :PHOTO 記録しておきたいもの / @東和現場：十日市場駅最寄り：スラブへ上がる途中、足場階段の途中 / subject=ポンプ車：１０トン / content=~,other=~ / N-35-31-21.367492 E-139-30-55.041503 / N-35-31-21.367492 E-139-30-55.041503">
            <text:p><text:s/>:PHOTO 記録しておきたいもの / @東和現場：十日市場駅最寄り：スラブへ上がる途中、足場階段の途中 / subject=ポンプ車：１０トン / content=~,other=~ / N-35-31-21.367492 E-139-30-55.041503 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 office:value-type="string">
            <text:p>2021-12-24_12-57-05_000.jpg</text:p>
          </table:table-cell>
          <table:table-cell table:style-name="ce12" office:value-type="string">
            <text:p><text:s/>:PHOTO 記録しておきたいもの / @東和現場：十日市場駅最寄り：スラブへ上がる途中、足場階段の途中 / subject=ポンプ車：１０トン / content=~,other=~ / N-35-31-21.367492 E-139-30-55.041503</text:p>
          </table:table-cell>
          <table:table-cell table:style-name="ce5"/>
          <table:table-cell table:style-name="ce5" table:formula="of:=[.F33]" office:value-type="string" office:string-value="N-35-31-21.367492 E-139-30-55.041503">
            <text:p>N-35-31-21.367492 E-139-30-55.041503</text:p>
          </table:table-cell>
          <table:table-cell table:style-name="ce5" office:value-type="string">
            <text:p>N-35-31-21.367492 E-139-30-55.041503</text:p>
          </table:table-cell>
          <table:table-cell table:style-name="ce40" table:formula="of:=IF([.E33]=&quot;&quot;;[.C33];CONCATENATE([.C33];&quot; / &quot;;[.E33]))" office:value-type="string" office:string-value=" :PHOTO 記録しておきたいもの / @東和現場：十日市場駅最寄り：スラブへ上がる途中、足場階段の途中 / subject=ポンプ車：１０トン / content=~,other=~ / N-35-31-21.367492 E-139-30-55.041503 / N-35-31-21.367492 E-139-30-55.041503">
            <text:p><text:s/>:PHOTO 記録しておきたいもの / @東和現場：十日市場駅最寄り：スラブへ上がる途中、足場階段の途中 / subject=ポンプ車：１０トン / content=~,other=~ / N-35-31-21.367492 E-139-30-55.041503 / N-35-31-21.367492 E-139-30-55.04150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string">
            <text:p>2021-12-24_21-46-02_000.jpg</text:p>
          </table:table-cell>
          <table:table-cell table:style-name="ce19" office:value-type="string">
            <text:p>:m 食べた物</text:p>
          </table:table-cell>
          <table:table-cell table:style-name="ce5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34]=&quot;&quot;;[.C34];CONCATENATE([.C34];&quot; / &quot;;[.E34]))" office:value-type="string" office:string-value=":m 食べた物">
            <text:p>:m 食べた物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string">
            <text:p>2021-12-24_23-14-40_000.jpg</text:p>
          </table:table-cell>
          <table:table-cell table:style-name="ce19" office:value-type="string">
            <text:p><text:s/>:m 東和 PHOTO / 211224f / 十日市場駅 / 十日市場マンション / ２名（職長、松村さん。別作業。対面せず。連絡もせず。） / 丹野設備工業所（藤田建設） / 日報</text:p>
          </table:table-cell>
          <table:table-cell table:style-name="ce5"/>
          <table:table-cell table:style-name="ce5"/>
          <table:table-cell table:style-name="ce5" office:value-type="string">
            <text:p>N-35-35-28.697204 E-139-34-49.270019</text:p>
          </table:table-cell>
          <table:table-cell table:style-name="ce40" table:formula="of:=IF([.E35]=&quot;&quot;;[.C35];CONCATENATE([.C35];&quot; / &quot;;[.E35]))" office:value-type="string" office:string-value=" :m 東和 PHOTO / 211224f / 十日市場駅 / 十日市場マンション / ２名（職長、松村さん。別作業。対面せず。連絡もせず。） / 丹野設備工業所（藤田建設） / 日報">
            <text:p><text:s/>:m 東和 PHOTO / 211224f / 十日市場駅 / 十日市場マンション / ２名（職長、松村さん。別作業。対面せず。連絡もせず。） / 丹野設備工業所（藤田建設） / 日報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1-12-25_02-03-47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 office:value-type="string">
            <text:p>N-35-35-28.683471 E-139-34-49.270019</text:p>
          </table:table-cell>
          <table:table-cell table:style-name="ce40" table:formula="of:=IF([.E36]=&quot;&quot;;[.C36];CONCATENATE([.C36];&quot; / &quot;;[.E36]))" office:value-type="string" office:string-value=":m :PHOTO 寝た時刻 / 2021">
            <text:p>:m :PHOTO 寝た時刻 / 202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1-12-25_08-07-46_000.jpg</text:p>
          </table:table-cell>
          <table:table-cell table:style-name="ce9" office:value-type="string">
            <text:p>:m 記録 / お酒：飲んだ量</text:p>
          </table:table-cell>
          <table:table-cell table:style-name="ce12"/>
          <table:table-cell table:style-name="ce5"/>
          <table:table-cell table:style-name="ce5" office:value-type="string">
            <text:p>N-35-35-28.669738 E-139-34-49.599609</text:p>
          </table:table-cell>
          <table:table-cell table:style-name="ce40" table:formula="of:=IF([.E37]=&quot;&quot;;[.C37];CONCATENATE([.C37];&quot; / &quot;;[.E37]))" office:value-type="string" office:string-value=":m 記録 / お酒：飲んだ量">
            <text:p>:m 記録 / お酒：飲んだ量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5" office:value-type="string">
            <text:p>2021-12-25_12-44-55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5"/>
          <table:table-cell table:style-name="ce5" office:value-type="string">
            <text:p>N-35-35-28.642272 E-139-34-49.379882</text:p>
          </table:table-cell>
          <table:table-cell table:style-name="ce40" table:formula="of:=IF([.E38]=&quot;&quot;;[.C38];CONCATENATE([.C38];&quot; / &quot;;[.E38]))" office:value-type="string" office:string-value=":m 食べた物">
            <text:p>:m 食べた物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string">
            <text:p>2021-12-25_15-06-08_000.jpg</text:p>
          </table:table-cell>
          <table:table-cell table:style-name="ce12" office:value-type="string">
            <text:p>:m RES 1*3 / free# JVEMV6 68#_137:1 / 68. theoretical-physics(tp) / w=~,topics=コーシーの積分(eman),other=calc+,s=~,i=~,doc=r-9-1~3#3:#4</text:p>
          </table:table-cell>
          <table:table-cell table:style-name="ce12"/>
          <table:table-cell table:style-name="ce5"/>
          <table:table-cell table:style-name="ce5" office:value-type="string">
            <text:p>N-35-35-28.683471 E-139-34-49.324951</text:p>
          </table:table-cell>
          <table:table-cell table:style-name="ce40" table:formula="of:=IF([.E39]=&quot;&quot;;[.C39];CONCATENATE([.C39];&quot; / &quot;;[.E39]))" office:value-type="string" office:string-value=":m RES 1*3 / free# JVEMV6 68#_137:1 / 68. theoretical-physics(tp) / w=~,topics=コーシーの積分(eman),other=calc+,s=~,i=~,doc=r-9-1~3#3:#4">
            <text:p>:m RES 1*3 / free# JVEMV6 68#_137:1 / 68. theoretical-physics(tp) / w=~,topics=コーシーの積分(eman),other=calc+,s=~,i=~,doc=r-9-1~3#3:#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5" office:value-type="string">
            <text:p>2021-12-25_15-06-34_000.jpg</text:p>
          </table:table-cell>
          <table:table-cell table:style-name="ce28" office:value-type="string">
            <text:p>:m RES 2*3 / free# JVEMV6 68#_137:1 / 68. theoretical-physics(tp) / w=~,topics=コーシーの積分(eman),other=orig+;calc+,s=~,i=~,doc=r-9-1~3#7</text:p>
          </table:table-cell>
          <table:table-cell table:style-name="ce12"/>
          <table:table-cell table:style-name="ce5"/>
          <table:table-cell table:style-name="ce5" office:value-type="string">
            <text:p>N-35-35-28.710937 E-139-34-49.270019</text:p>
          </table:table-cell>
          <table:table-cell table:style-name="ce40" table:formula="of:=IF([.E40]=&quot;&quot;;[.C40];CONCATENATE([.C40];&quot; / &quot;;[.E40]))" office:value-type="string" office:string-value=":m RES 2*3 / free# JVEMV6 68#_137:1 / 68. theoretical-physics(tp) / w=~,topics=コーシーの積分(eman),other=orig+;calc+,s=~,i=~,doc=r-9-1~3#7">
            <text:p>:m RES 2*3 / free# JVEMV6 68#_137:1 / 68. theoretical-physics(tp) / w=~,topics=コーシーの積分(eman),other=orig+;calc+,s=~,i=~,doc=r-9-1~3#7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5" office:value-type="string">
            <text:p>2021-12-25_15-07-07_000.jpg</text:p>
          </table:table-cell>
          <table:table-cell table:style-name="ce28" office:value-type="string">
            <text:p>:m RES 3*3 / free# JVEMV6 68#_137:1 / 68. theoretical-physics(tp) / w=~,topics=コーシーの積分(eman),other=mem+,s=~,i=~,doc=r-9-1~3#7.9</text:p>
          </table:table-cell>
          <table:table-cell table:style-name="ce12"/>
          <table:table-cell table:style-name="ce5"/>
          <table:table-cell table:style-name="ce5" office:value-type="string">
            <text:p>N-35-35-28.710937 E-139-34-49.379882</text:p>
          </table:table-cell>
          <table:table-cell table:style-name="ce40" table:formula="of:=IF([.E41]=&quot;&quot;;[.C41];CONCATENATE([.C41];&quot; / &quot;;[.E41]))" office:value-type="string" office:string-value=":m RES 3*3 / free# JVEMV6 68#_137:1 / 68. theoretical-physics(tp) / w=~,topics=コーシーの積分(eman),other=mem+,s=~,i=~,doc=r-9-1~3#7.9">
            <text:p>:m RES 3*3 / free# JVEMV6 68#_137:1 / 68. theoretical-physics(tp) / w=~,topics=コーシーの積分(eman),other=mem+,s=~,i=~,doc=r-9-1~3#7.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5" office:value-type="string">
            <text:p>2021-12-25_16-57-57_000.jpg</text:p>
          </table:table-cell>
          <table:table-cell table:style-name="ce9" office:value-type="string">
            <text:p>:m #*# RES / JVEMV6 64#140-5 / 『織田信長朱印状』 / w=参石余～兵部丞 / p.~ / topic=~,other=~</text:p>
          </table:table-cell>
          <table:table-cell table:style-name="ce21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string" office:string-value=":m #*# RES / JVEMV6 64#140-5 / 『織田信長朱印状』 / w=参石余～兵部丞 / p.~ / topic=~,other=~">
            <text:p>:m #*# RES / JVEMV6 64#140-5 / 『織田信長朱印状』 / w=参石余～兵部丞 / p.~ / topic=~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5" office:value-type="string">
            <text:p>2021-12-25_20-58-52_000.jpg</text:p>
          </table:table-cell>
          <table:table-cell table:style-name="ce19" office:value-type="string">
            <text:p>:m 食べた物</text:p>
          </table:table-cell>
          <table:table-cell table:style-name="ce21"/>
          <table:table-cell table:style-name="ce5"/>
          <table:table-cell table:style-name="ce5" office:value-type="string">
            <text:p>N-35-35-28.642272 E-139-34-49.654541</text:p>
          </table:table-cell>
          <table:table-cell table:style-name="ce40" table:formula="of:=IF([.E43]=&quot;&quot;;[.C43];CONCATENATE([.C43];&quot; / &quot;;[.E43]))" office:value-type="string" office:string-value=":m 食べた物">
            <text:p>:m 食べた物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25_18-40-03_000.mp4</text:p>
          </table:table-cell>
          <table:table-cell table:style-name="ce21" office:value-type="string">
            <text:p>:VIDEO / @自室 / 記録 / jap.flute / 演奏、play / R=1 / todays-melody,genr=~,for=~,Re+</text:p>
          </table:table-cell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string" office:string-value=":VIDEO / @自室 / 記録 / jap.flute / 演奏、play / R=1 / todays-melody,genr=~,for=~,Re+">
            <text:p>:VIDEO / @自室 / 記録 / jap.flute / 演奏、play / R=1 / todays-melody,genr=~,for=~,Re+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25_19-03-22_000.mp4</text:p>
          </table:table-cell>
          <table:table-cell table:style-name="ce21" office:value-type="string">
            <text:p>###:VIDEO / @自室 / 記録 / jap.flute-bamboo / 演奏、play / R=1 / genr=todays-melody,Re+,R=1</text:p>
          </table:table-cell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string" office:string-value="###:VIDEO / @自室 / 記録 / jap.flute-bamboo / 演奏、play / R=1 / genr=todays-melody,Re+,R=1">
            <text:p>###:VIDEO / @自室 / 記録 / jap.flute-bamboo / 演奏、play / R=1 / genr=todays-melody,Re+,R=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1-12-25_19-03-37_000.mp4</text:p>
          </table:table-cell>
          <table:table-cell table:style-name="ce12" office:value-type="string">
            <text:p><text:s/>:m 記録 (VIDEO) / 身体 / 全身像 / 顔 / 様子 / time=夜；occasion=楽器演奏したあと（尺八）,other=曲を吹いたあと、泣いている</text:p>
          </table:table-cell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string" office:string-value=" :m 記録 (VIDEO) / 身体 / 全身像 / 顔 / 様子 / time=夜；occasion=楽器演奏したあと（尺八）,other=曲を吹いたあと、泣いている">
            <text:p><text:s/>:m 記録 (VIDEO) / 身体 / 全身像 / 顔 / 様子 / time=夜；occasion=楽器演奏したあと（尺八）,other=曲を吹いたあと、泣いている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string">
            <text:p>[use_sqlite_2.rb:296] file =&gt; opened</text:p>
          </table:table-cell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string">
            <text:p>[use_sqlite_2.rb:305] total files =&gt; 45 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string">
            <text:p>[use_sqlite_2.rb:308] write csv =&gt; done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12" office:value-type="string">
            <text:p>:m :PHOTO 寝た時刻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 office:value-type="string">
            <text:p>:m :PHOTO 起きた時刻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21" office:value-type="string">
            <text:p>:m :PHOTO 起きた時刻（夜中）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6">2021/12/26</text:date>, <text:time>00:53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26T00:53:32.66</dc:date>
    <dc:creator>iwabuchi ken</dc:creator>
    <meta:editing-duration>P41DT8H15M27S</meta:editing-duration>
    <meta:editing-cycles>14089</meta:editing-cycles>
    <meta:document-statistic meta:table-count="1" meta:cell-count="526" meta:object-count="0"/>
    <meta:user-defined meta:name="qrichtext">1</meta:user-defined>
  </office:meta>
</office:document-meta>
</file>